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Po pierwsze miłe jest to, że twórcy w końcu zadbali o sławę mane6. To było naprawdę fajne, że Gladmane znał Fluttershy i Applejack, bo wiedział kim jest Twilight Sparkle. Wracając zaś do odcinka – kolejnym jest plusem jest to, że nareszcie poznajemy jedno z miast, które było na mapie Equestrii od pierwszego sezonu. To Las Pegasus. Następny leci za mapę. Nie sądziłem, że epizody z nią związane tak mi się spodobają, ale to właśnie ona powoduje, że cały czas nasza grupka bohaterek ma powody do odwiedzania różnych miejsc i jednocześnie pogłębiania swojej przyjaźni w różnych warunkach. Sam odcinek oceniam jako bardzo dobry, w szczególności że pokazano, że nie wszyscy się zmieniają na zawołanie. Jeżeli Flim i Flam nagle by porzucili swój styl bycia, to Hasbro chyba by musiało zacząć rozdawać zabawki za darmo. </text:p>
      <text:p text:style-name="P1"/>
      <text:p text:style-name="P1">Dolar84</text:p>
      <text:p text:style-name="P1">Applejack, Fluttershy, Las Pegasus, Film i Flam a do tego przekręty i oszukiwanie oszustów oraz zawieranie paktów z metaforycznym diabłem (lub dwoma)? Biorę w ciemno! A tak na poważnie, to odcinek całkiem mi się spodobał. Kiedy zobaczyłem panoramę Las Pegasus, to w tle autentycznie zabrakło tylko sponifikowanego Elvisa Presleya/Krzysztofa Krawczyka śpiewającego „Viva Las Pegas!” – wtedy mielibyśmy wprost idealny pokaz kiczu kojarzącego się z takim miastem. Antagonista wypadł przekonująco, a choć dał się zrobić na wprost klasyczny przewał, to i tak nie umniejsza to jego roli. Zaś Flim i Flam zostali pokazani idealnie – szczególnie kiedy okazało się, że nie zaczęli nagle być tymi dobrymi i uczciwymi. Powiedzmy sobie szczerze – straciliby wtedy sporo ze swojego uro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7T22:37:43.835000000</dc:date>
    <meta:editing-duration>PT1H2M46S</meta:editing-duration>
    <meta:editing-cycles>1</meta:editing-cycles>
    <meta:document-statistic meta:table-count="0" meta:image-count="0" meta:object-count="0" meta:page-count="1" meta:paragraph-count="4" meta:word-count="248" meta:character-count="1604" meta:non-whitespace-character-count="1355"/>
  </office:meta>
</office:document-meta>
</file>